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7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 style:vertical-align="automatic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="thin solid #000000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3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5" style:family="table-cell" style:parent-style-name="Default" style:data-style-name="N0"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8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9" style:family="table-cell" style:parent-style-name="Default" style:data-style-name="N4">
      <style:table-cell-properties fo:border="thin solid #000000" fo:background-color="transparent"/>
      <style:text-properties fo:font-size="12pt" style:font-size-asian="12pt" style:font-size-complex="12pt"/>
    </style:style>
    <style:style style:name="ce20" style:family="table-cell" style:parent-style-name="Default" style:data-style-name="N36">
      <style:table-cell-properties fo:border="thin solid #000000" style:vertical-align="automatic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10.5039583333333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6020833333333cm"/>
    </style:style>
    <style:style style:name="co7" style:family="table-column">
      <style:table-column-properties fo:break-before="auto" style:column-width="3.65125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5.10645833333333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96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4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2]));ISBLANK([.F2])))" style:apply-style-name="cf2" style:base-cell-address="Data_Sheet.F2"/>
    </style:style>
    <style:style style:name="ce25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2]));ISBLANK([.F2])))" style:apply-style-name="cf2" style:base-cell-address="Data_Sheet.F2"/>
    </style:style>
    <style:style style:name="ce26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2]));ISBLANK([.G2])))" style:apply-style-name="cf2" style:base-cell-address="Data_Sheet.G2"/>
    </style:style>
    <style:style style:name="ce27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2]));ISBLANK([.G2])))" style:apply-style-name="cf2" style:base-cell-address="Data_Sheet.G2"/>
    </style:style>
    <style:style style:name="ce28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2]));ISBLANK([.U2])))" style:apply-style-name="cf2" style:base-cell-address="Data_Sheet.U2"/>
    </style:style>
    <style:style style:name="ce29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2]));ISBLANK([.U2])))" style:apply-style-name="cf2" style:base-cell-address="Data_Sheet.U2"/>
    </style:style>
    <style:style style:name="ce30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2]));ISBLANK([.T2])))" style:apply-style-name="cf2" style:base-cell-address="Data_Sheet.T2"/>
    </style:style>
    <style:style style:name="ce31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2]));ISBLANK([.T2])))" style:apply-style-name="cf2" style:base-cell-address="Data_Sheet.T2"/>
    </style:style>
    <style:style style:name="ce32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2]));ISBLANK([.Y2])))" style:apply-style-name="cf2" style:base-cell-address="Data_Sheet.Y2"/>
    </style:style>
    <style:style style:name="ce33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2]));ISBLANK([.Y2])))" style:apply-style-name="cf2" style:base-cell-address="Data_Sheet.Y2"/>
    </style:style>
    <style:style style:name="ce34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5]));ISBLANK([.F5])))" style:apply-style-name="cf2" style:base-cell-address="Data_Sheet.F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-9999999999999,9999999999999)">
          <table:help-message table:display="true"/>
          <table:error-message table:display="true"/>
        </table:content-validation>
      </table:content-validations>
      <table:table table:name="Data_Sheet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31" table:default-cell-style-name="ce15"/>
        <table:table-column table:style-name="co7" table:default-cell-style-name="ce15"/>
        <table:table-column table:style-name="co6" table:number-columns-repeated="3" table:default-cell-style-name="ce15"/>
        <table:table-column table:style-name="co8" table:default-cell-style-name="ce15"/>
        <table:table-column table:style-name="co9" table:default-cell-style-name="ce15"/>
        <table:table-column table:style-name="co1" table:number-columns-repeated="16342" table:default-cell-style-name="ce15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5" table:style-name="ce5">
            <text:p>2025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10143" table:content-validation-name="val2" table:style-name="ce24">
            <text:p>10143.00</text:p>
          </table:table-cell>
          <table:table-cell office:value-type="float" office:value="9239.56" table:content-validation-name="val1" table:style-name="ce26">
            <text:p>9239.56</text:p>
          </table:table-cell>
          <table:table-cell office:value-type="float" office:value="20769" table:content-validation-name="val2" table:style-name="ce24">
            <text:p>20769.00</text:p>
          </table:table-cell>
          <table:table-cell office:value-type="float" office:value="19640.006554046235" table:content-validation-name="val1" table:style-name="ce26">
            <text:p>19640.01</text:p>
          </table:table-cell>
          <table:table-cell office:value-type="float" office:value="14265" table:content-validation-name="val2" table:style-name="ce24">
            <text:p>14265.00</text:p>
          </table:table-cell>
          <table:table-cell office:value-type="float" office:value="13807.350322819901" table:content-validation-name="val1" table:style-name="ce26">
            <text:p>13807.35</text:p>
          </table:table-cell>
          <table:table-cell office:value-type="float" office:value="5440" table:content-validation-name="val2" table:style-name="ce24">
            <text:p>5440.00</text:p>
          </table:table-cell>
          <table:table-cell office:value-type="float" office:value="5308.977012012705" table:content-validation-name="val1" table:style-name="ce26">
            <text:p>5308.98</text:p>
          </table:table-cell>
          <table:table-cell office:value-type="float" office:value="373" table:content-validation-name="val2" table:style-name="ce24">
            <text:p>373.00</text:p>
          </table:table-cell>
          <table:table-cell office:value-type="float" office:value="368.02162162150006" table:content-validation-name="val1" table:style-name="ce26">
            <text:p>368.02</text:p>
          </table:table-cell>
          <table:table-cell office:value-type="float" office:value="147" table:content-validation-name="val2" table:style-name="ce24">
            <text:p>147.00</text:p>
          </table:table-cell>
          <table:table-cell office:value-type="float" office:value="146.52027027039998" table:content-validation-name="val1" table:style-name="ce26">
            <text:p>146.52</text:p>
          </table:table-cell>
          <table:table-cell office:value-type="float" office:value="51137" table:style-name="ce7">
            <text:p>51,137</text:p>
          </table:table-cell>
          <table:table-cell office:value-type="float" office:value="48510.436313785853" table:style-name="ce7">
            <text:p>48,510</text:p>
          </table:table-cell>
          <table:table-cell office:value-type="float" office:value="1985" table:content-validation-name="val4" table:style-name="ce30">
            <text:p>1985</text:p>
          </table:table-cell>
          <table:table-cell office:value-type="float" office:value="1834.6681081067013" table:content-validation-name="val1" table:style-name="ce28">
            <text:p>1834.67</text:p>
          </table:table-cell>
          <table:table-cell office:value-type="float" office:value="442" table:content-validation-name="val4" table:style-name="ce30">
            <text:p>442</text:p>
          </table:table-cell>
          <table:table-cell office:value-type="float" office:value="435.29729729729996" table:content-validation-name="val1" table:style-name="ce28">
            <text:p>435.3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3" table:style-name="ce32">
            <text:p>0.00</text:p>
          </table:table-cell>
          <table:table-cell office:value-type="float" office:value="2427" table:style-name="ce7">
            <text:p>2,427</text:p>
          </table:table-cell>
          <table:table-cell office:value-type="float" office:value="2269.9654054040011" table:style-name="ce7">
            <text:p>2,270</text:p>
          </table:table-cell>
          <table:table-cell table:style-name="ce9"/>
          <table:table-cell office:value-type="float" office:value="53564" table:style-name="ce7">
            <text:p>53,564</text:p>
          </table:table-cell>
          <table:table-cell office:value-type="float" office:value="50780.401719189853" table:style-name="ce7">
            <text:p>50,780</text:p>
          </table:table-cell>
          <table:table-cell office:value-type="currency" office:value="164155782.15000001" table:content-validation-name="val5" table:style-name="ce10">
            <text:p>£164,155,782.15</text:p>
          </table:table-cell>
          <table:table-cell office:value-type="currency" office:value="13674798.820000019" table:content-validation-name="val5" table:style-name="ce10">
            <text:p>£13,674,798.82</text:p>
          </table:table-cell>
          <table:table-cell office:value-type="currency" office:value="6484655.9400000004" table:content-validation-name="val5" table:style-name="ce10">
            <text:p>£6,484,655.94</text:p>
          </table:table-cell>
          <table:table-cell office:value-type="currency" office:value="1307179.5900000001" table:content-validation-name="val5" table:style-name="ce10">
            <text:p>£1,307,179.59</text:p>
          </table:table-cell>
          <table:table-cell office:value-type="currency" office:value="47438615.090000004" table:content-validation-name="val5" table:style-name="ce10">
            <text:p>£47,438,615.09</text:p>
          </table:table-cell>
          <table:table-cell office:value-type="currency" office:value="22455702.300000001" table:content-validation-name="val5" table:style-name="ce10">
            <text:p>£22,455,702.30</text:p>
          </table:table-cell>
          <table:table-cell office:value-type="currency" office:value="255516733.89000005" table:style-name="ce11">
            <text:p>£255,516,733.89</text:p>
          </table:table-cell>
          <table:table-cell office:value-type="currency" office:value="12451290.880000001" table:content-validation-name="val5" table:style-name="ce12">
            <text:p>£12,451,290.88</text:p>
          </table:table-cell>
          <table:table-cell office:value-type="currency" office:value="10408660.4" table:content-validation-name="val5" table:style-name="ce12">
            <text:p>£10,408,660.40</text:p>
          </table:table-cell>
          <table:table-cell office:value-type="currency" office:value="22859951.280000001" table:style-name="ce11">
            <text:p>£22,859,951.28</text:p>
          </table:table-cell>
          <table:table-cell office:value-type="currency" office:value="278376685.17000008" table:style-name="ce13">
            <text:p>£278,376,685.17</text:p>
          </table:table-cell>
          <table:table-cell office:value-type="string" table:style-name="ce14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30" table:content-validation-name="val2" table:style-name="ce24">
            <text:p>430.00</text:p>
          </table:table-cell>
          <table:table-cell office:value-type="float" office:value="334.39729729620001" table:content-validation-name="val1" table:style-name="ce26">
            <text:p>334.40</text:p>
          </table:table-cell>
          <table:table-cell office:value-type="float" office:value="330" table:content-validation-name="val2" table:style-name="ce24">
            <text:p>330.00</text:p>
          </table:table-cell>
          <table:table-cell office:value-type="float" office:value="298.09035135070002" table:content-validation-name="val1" table:style-name="ce26">
            <text:p>298.09</text:p>
          </table:table-cell>
          <table:table-cell office:value-type="float" office:value="537" table:content-validation-name="val2" table:style-name="ce24">
            <text:p>537.00</text:p>
          </table:table-cell>
          <table:table-cell office:value-type="float" office:value="514.46" table:content-validation-name="val1" table:style-name="ce26">
            <text:p>514.46</text:p>
          </table:table-cell>
          <table:table-cell office:value-type="float" office:value="111" table:content-validation-name="val2" table:style-name="ce24">
            <text:p>111.00</text:p>
          </table:table-cell>
          <table:table-cell office:value-type="float" office:value="108.26" table:content-validation-name="val1" table:style-name="ce26">
            <text:p>108.26</text:p>
          </table:table-cell>
          <table:table-cell office:value-type="float" office:value="8" table:content-validation-name="val2" table:style-name="ce24">
            <text:p>8.00</text:p>
          </table:table-cell>
          <table:table-cell office:value-type="float" office:value="7.8" table:content-validation-name="val1" table:style-name="ce26">
            <text:p>7.80</text:p>
          </table:table-cell>
          <table:table-cell office:value-type="float" office:value="0" table:content-validation-name="val2" table:style-name="ce24">
            <text:p>0.00</text:p>
          </table:table-cell>
          <table:table-cell office:value-type="float" office:value="0" table:content-validation-name="val1" table:style-name="ce26">
            <text:p>0.00</text:p>
          </table:table-cell>
          <table:table-cell office:value-type="float" office:value="1416" table:style-name="ce7">
            <text:p>1,416</text:p>
          </table:table-cell>
          <table:table-cell office:value-type="float" office:value="1263.0076486469" table:style-name="ce7">
            <text:p>1,263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11" table:content-validation-name="val1" table:style-name="ce28">
            <text:p>11.00</text:p>
          </table:table-cell>
          <table:table-cell office:value-type="float" office:value="11" table:content-validation-name="val3" table:style-name="ce32">
            <text:p>11.00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style-name="ce9"/>
          <table:table-cell office:value-type="float" office:value="1427" table:style-name="ce7">
            <text:p>1,427</text:p>
          </table:table-cell>
          <table:table-cell office:value-type="float" office:value="1274.0076486469" table:style-name="ce7">
            <text:p>1,274</text:p>
          </table:table-cell>
          <table:table-cell office:value-type="currency" office:value="3888875.5999999996" table:content-validation-name="val5" table:style-name="ce10">
            <text:p>£3,888,875.60</text:p>
          </table:table-cell>
          <table:table-cell office:value-type="currency" office:value="22645.88" table:content-validation-name="val5" table:style-name="ce10">
            <text:p>£22,645.88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245642.09" table:content-validation-name="val5" table:style-name="ce10">
            <text:p>£245,642.09</text:p>
          </table:table-cell>
          <table:table-cell office:value-type="currency" office:value="1101246.1399999999" table:content-validation-name="val5" table:style-name="ce10">
            <text:p>£1,101,246.14</text:p>
          </table:table-cell>
          <table:table-cell office:value-type="currency" office:value="528638.27" table:content-validation-name="val5" table:style-name="ce10">
            <text:p>£528,638.27</text:p>
          </table:table-cell>
          <table:table-cell office:value-type="currency" office:value="5787047.9799999986" table:style-name="ce11">
            <text:p>£5,787,047.98</text:p>
          </table:table-cell>
          <table:table-cell office:value-type="currency" office:value="160908.85" table:content-validation-name="val5" table:style-name="ce12">
            <text:p>£160,908.85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160908.85" table:style-name="ce11">
            <text:p>£160,908.85</text:p>
          </table:table-cell>
          <table:table-cell office:value-type="currency" office:value="5947956.8299999982" table:style-name="ce13">
            <text:p>£5,947,956.83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29" table:content-validation-name="val2" table:style-name="ce24">
            <text:p>29.00</text:p>
          </table:table-cell>
          <table:table-cell office:value-type="float" office:value="28.08" table:content-validation-name="val1" table:style-name="ce26">
            <text:p>28.08</text:p>
          </table:table-cell>
          <table:table-cell office:value-type="float" office:value="141" table:content-validation-name="val2" table:style-name="ce24">
            <text:p>141.00</text:p>
          </table:table-cell>
          <table:table-cell office:value-type="float" office:value="135.33000000000001" table:content-validation-name="val1" table:style-name="ce26">
            <text:p>135.33</text:p>
          </table:table-cell>
          <table:table-cell office:value-type="float" office:value="678" table:content-validation-name="val2" table:style-name="ce24">
            <text:p>678.00</text:p>
          </table:table-cell>
          <table:table-cell office:value-type="float" office:value="650.01" table:content-validation-name="val1" table:style-name="ce26">
            <text:p>650.01</text:p>
          </table:table-cell>
          <table:table-cell office:value-type="float" office:value="116" table:content-validation-name="val2" table:style-name="ce24">
            <text:p>116.00</text:p>
          </table:table-cell>
          <table:table-cell office:value-type="float" office:value="113.33" table:content-validation-name="val1" table:style-name="ce26">
            <text:p>113.33</text:p>
          </table:table-cell>
          <table:table-cell office:value-type="float" office:value="13" table:content-validation-name="val2" table:style-name="ce24">
            <text:p>13.00</text:p>
          </table:table-cell>
          <table:table-cell office:value-type="float" office:value="13" table:content-validation-name="val1" table:style-name="ce26">
            <text:p>13.00</text:p>
          </table:table-cell>
          <table:table-cell office:value-type="float" office:value="1" table:content-validation-name="val2" table:style-name="ce24">
            <text:p>1.00</text:p>
          </table:table-cell>
          <table:table-cell office:value-type="float" office:value="1" table:content-validation-name="val1" table:style-name="ce26">
            <text:p>1.00</text:p>
          </table:table-cell>
          <table:table-cell office:value-type="float" office:value="978" table:style-name="ce7">
            <text:p>978</text:p>
          </table:table-cell>
          <table:table-cell office:value-type="float" office:value="940.75000000000011" table:style-name="ce7">
            <text:p>941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1" table:content-validation-name="val4" table:style-name="ce30">
            <text:p>1</text:p>
          </table:table-cell>
          <table:table-cell office:value-type="float" office:value="1" table:content-validation-name="val1" table:style-name="ce28">
            <text:p>1.00</text:p>
          </table:table-cell>
          <table:table-cell office:value-type="float" office:value="2" table:content-validation-name="val1" table:style-name="ce28">
            <text:p>2.00</text:p>
          </table:table-cell>
          <table:table-cell office:value-type="float" office:value="2" table:content-validation-name="val3" table:style-name="ce32">
            <text:p>2.00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table:style-name="ce9"/>
          <table:table-cell office:value-type="float" office:value="981" table:style-name="ce7">
            <text:p>981</text:p>
          </table:table-cell>
          <table:table-cell office:value-type="float" office:value="943.75000000000011" table:style-name="ce7">
            <text:p>944</text:p>
          </table:table-cell>
          <table:table-cell office:value-type="currency" office:value="3296678" table:content-validation-name="val5" table:style-name="ce10">
            <text:p>£3,296,678.00</text:p>
          </table:table-cell>
          <table:table-cell office:value-type="currency" office:value="119682" table:content-validation-name="val5" table:style-name="ce10">
            <text:p>£119,682.00</text:p>
          </table:table-cell>
          <table:table-cell office:value-type="currency" office:value="263293" table:content-validation-name="val5" table:style-name="ce10">
            <text:p>£263,293.00</text:p>
          </table:table-cell>
          <table:table-cell office:value-type="currency" office:value="11954" table:content-validation-name="val5" table:style-name="ce10">
            <text:p>£11,954.00</text:p>
          </table:table-cell>
          <table:table-cell office:value-type="currency" office:value="941565" table:content-validation-name="val5" table:style-name="ce10">
            <text:p>£941,565.00</text:p>
          </table:table-cell>
          <table:table-cell office:value-type="currency" office:value="477925" table:content-validation-name="val5" table:style-name="ce10">
            <text:p>£477,925.00</text:p>
          </table:table-cell>
          <table:table-cell office:value-type="currency" office:value="5111097" table:style-name="ce11">
            <text:p>£5,111,097.00</text:p>
          </table:table-cell>
          <table:table-cell office:value-type="currency" office:value="11886" table:content-validation-name="val5" table:style-name="ce12">
            <text:p>£11,886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11886" table:style-name="ce11">
            <text:p>£11,886.00</text:p>
          </table:table-cell>
          <table:table-cell office:value-type="currency" office:value="5122983" table:style-name="ce13">
            <text:p>£5,122,983.00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16">
            <text:p>2025</text:p>
          </table:table-cell>
          <table:table-cell office:value-type="string" table:style-name="ce5">
            <text:p>November</text:p>
          </table:table-cell>
          <table:table-cell office:value-type="string" table:style-name="ce16">
            <text:p>Immigration Advice Authority</text:p>
          </table:table-cell>
          <table:table-cell office:value-type="string" table:style-name="ce16">
            <text:p>Executive Non-Departmental Public Body</text:p>
          </table:table-cell>
          <table:table-cell office:value-type="string" table:style-name="ce16">
            <text:p>Home Office</text:p>
          </table:table-cell>
          <table:table-cell office:value-type="float" office:value="9" table:content-validation-name="val2" table:style-name="ce34">
            <text:p>9.00</text:p>
          </table:table-cell>
          <table:table-cell office:value-type="float" office:value="8.2200000000000006" table:content-validation-name="val1" table:style-name="ce34">
            <text:p>8.22</text:p>
          </table:table-cell>
          <table:table-cell office:value-type="float" office:value="9" table:content-validation-name="val2" table:style-name="ce34">
            <text:p>9.00</text:p>
          </table:table-cell>
          <table:table-cell office:value-type="float" office:value="8.5" table:content-validation-name="val1" table:style-name="ce34">
            <text:p>8.50</text:p>
          </table:table-cell>
          <table:table-cell office:value-type="float" office:value="43" table:content-validation-name="val2" table:style-name="ce34">
            <text:p>43.00</text:p>
          </table:table-cell>
          <table:table-cell office:value-type="float" office:value="41.18" table:content-validation-name="val1" table:style-name="ce34">
            <text:p>41.18</text:p>
          </table:table-cell>
          <table:table-cell office:value-type="float" office:value="10" table:content-validation-name="val2" table:style-name="ce34">
            <text:p>10.00</text:p>
          </table:table-cell>
          <table:table-cell office:value-type="float" office:value="10" table:content-validation-name="val1" table:style-name="ce34">
            <text:p>10.00</text:p>
          </table:table-cell>
          <table:table-cell office:value-type="float" office:value="2" table:content-validation-name="val2" table:style-name="ce34">
            <text:p>2.00</text:p>
          </table:table-cell>
          <table:table-cell office:value-type="float" office:value="2" table:content-validation-name="val1" table:style-name="ce34">
            <text:p>2.00</text:p>
          </table:table-cell>
          <table:table-cell office:value-type="float" office:value="1" table:content-validation-name="val2" table:style-name="ce34">
            <text:p>1.00</text:p>
          </table:table-cell>
          <table:table-cell office:value-type="float" office:value="0.2" table:content-validation-name="val1" table:style-name="ce34">
            <text:p>0.20</text:p>
          </table:table-cell>
          <table:table-cell office:value-type="float" office:value="74" table:style-name="ce7">
            <text:p>74</text:p>
          </table:table-cell>
          <table:table-cell office:value-type="float" office:value="70.100000000000009" table:style-name="ce7">
            <text:p>70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3" table:style-name="ce33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19"/>
          <table:table-cell office:value-type="float" office:value="74" table:style-name="ce7">
            <text:p>74</text:p>
          </table:table-cell>
          <table:table-cell office:value-type="float" office:value="70.100000000000009" table:style-name="ce7">
            <text:p>70</text:p>
          </table:table-cell>
          <table:table-cell office:value-type="currency" office:value="257208.94" table:content-validation-name="val5" table:style-name="ce10">
            <text:p>£257,208.94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73601.7" table:content-validation-name="val5" table:style-name="ce10">
            <text:p>£73,601.70</text:p>
          </table:table-cell>
          <table:table-cell office:value-type="currency" office:value="34224.28" table:content-validation-name="val5" table:style-name="ce10">
            <text:p>£34,224.28</text:p>
          </table:table-cell>
          <table:table-cell office:value-type="currency" office:value="365034.92000000004" table:style-name="ce11">
            <text:p>£365,034.92</text:p>
          </table:table-cell>
          <table:table-cell office:value-type="currency" office:value="0" table:content-validation-name="val5" table:style-name="ce20">
            <text:p>£0.00</text:p>
          </table:table-cell>
          <table:table-cell office:value-type="currency" office:value="0" table:content-validation-name="val5" table:style-name="ce2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365034.92000000004" table:style-name="ce11">
            <text:p>£365,034.92</text:p>
          </table:table-cell>
          <table:table-cell table:style-name="ce16"/>
          <table:table-cell table:number-columns-repeated="9" table:style-name="ce21"/>
          <table:table-cell table:number-columns-repeated="16333" table:style-name="ce22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95" table:content-validation-name="val2" table:style-name="ce24">
            <text:p>95.00</text:p>
          </table:table-cell>
          <table:table-cell office:value-type="float" office:value="89.1" table:content-validation-name="val1" table:style-name="ce26">
            <text:p>89.10</text:p>
          </table:table-cell>
          <table:table-cell office:value-type="float" office:value="110" table:content-validation-name="val2" table:style-name="ce24">
            <text:p>110.00</text:p>
          </table:table-cell>
          <table:table-cell office:value-type="float" office:value="108.39" table:content-validation-name="val1" table:style-name="ce26">
            <text:p>108.39</text:p>
          </table:table-cell>
          <table:table-cell office:value-type="float" office:value="122" table:content-validation-name="val2" table:style-name="ce24">
            <text:p>122.00</text:p>
          </table:table-cell>
          <table:table-cell office:value-type="float" office:value="120.71" table:content-validation-name="val1" table:style-name="ce26">
            <text:p>120.71</text:p>
          </table:table-cell>
          <table:table-cell office:value-type="float" office:value="30" table:content-validation-name="val2" table:style-name="ce24">
            <text:p>30.00</text:p>
          </table:table-cell>
          <table:table-cell office:value-type="float" office:value="29.8" table:content-validation-name="val1" table:style-name="ce26">
            <text:p>29.80</text:p>
          </table:table-cell>
          <table:table-cell office:value-type="float" office:value="6" table:content-validation-name="val2" table:style-name="ce24">
            <text:p>6.00</text:p>
          </table:table-cell>
          <table:table-cell office:value-type="float" office:value="6" table:content-validation-name="val1" table:style-name="ce26">
            <text:p>6.00</text:p>
          </table:table-cell>
          <table:table-cell office:value-type="float" office:value="9" table:content-validation-name="val2" table:style-name="ce24">
            <text:p>9.00</text:p>
          </table:table-cell>
          <table:table-cell office:value-type="float" office:value="1.1100000000000001" table:content-validation-name="val1" table:style-name="ce26">
            <text:p>1.11</text:p>
          </table:table-cell>
          <table:table-cell office:value-type="float" office:value="372" table:style-name="ce7">
            <text:p>372</text:p>
          </table:table-cell>
          <table:table-cell office:value-type="float" office:value="355" table:style-name="ce7">
            <text:p>355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3" table:style-name="ce32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9"/>
          <table:table-cell office:value-type="float" office:value="372" table:style-name="ce7">
            <text:p>372</text:p>
          </table:table-cell>
          <table:table-cell office:value-type="float" office:value="355" table:style-name="ce7">
            <text:p>355</text:p>
          </table:table-cell>
          <table:table-cell office:value-type="currency" office:value="1226786.7299999997" table:content-validation-name="val5" table:style-name="ce10">
            <text:p>£1,226,786.73</text:p>
          </table:table-cell>
          <table:table-cell office:value-type="currency" office:value="19497.07" table:content-validation-name="val5" table:style-name="ce10">
            <text:p>£19,497.07</text:p>
          </table:table-cell>
          <table:table-cell office:value-type="currency" office:value="1000" table:content-validation-name="val5" table:style-name="ce10">
            <text:p>£1,000.00</text:p>
          </table:table-cell>
          <table:table-cell office:value-type="currency" office:value="3895.66" table:content-validation-name="val5" table:style-name="ce10">
            <text:p>£3,895.66</text:p>
          </table:table-cell>
          <table:table-cell office:value-type="currency" office:value="334485.45" table:content-validation-name="val5" table:style-name="ce10">
            <text:p>£334,485.45</text:p>
          </table:table-cell>
          <table:table-cell office:value-type="currency" office:value="173178.52" table:content-validation-name="val5" table:style-name="ce10">
            <text:p>£173,178.52</text:p>
          </table:table-cell>
          <table:table-cell office:value-type="currency" office:value="1758843.43" table:style-name="ce11">
            <text:p>£1,758,843.43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1758843.43" table:style-name="ce13">
            <text:p>£1,758,843.43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7" table:content-validation-name="val2" table:style-name="ce25">
            <text:p>7.00</text:p>
          </table:table-cell>
          <table:table-cell office:value-type="float" office:value="7" table:content-validation-name="val1" table:style-name="ce27">
            <text:p>7.00</text:p>
          </table:table-cell>
          <table:table-cell office:value-type="float" office:value="12" table:content-validation-name="val2" table:style-name="ce25">
            <text:p>12.00</text:p>
          </table:table-cell>
          <table:table-cell office:value-type="float" office:value="10.6" table:content-validation-name="val1" table:style-name="ce27">
            <text:p>10.60</text:p>
          </table:table-cell>
          <table:table-cell office:value-type="float" office:value="85" table:content-validation-name="val2" table:style-name="ce25">
            <text:p>85.00</text:p>
          </table:table-cell>
          <table:table-cell office:value-type="float" office:value="82.32" table:content-validation-name="val1" table:style-name="ce27">
            <text:p>82.32</text:p>
          </table:table-cell>
          <table:table-cell office:value-type="float" office:value="9" table:content-validation-name="val2" table:style-name="ce25">
            <text:p>9.00</text:p>
          </table:table-cell>
          <table:table-cell office:value-type="float" office:value="8.6199999999999992" table:content-validation-name="val1" table:style-name="ce27">
            <text:p>8.62</text:p>
          </table:table-cell>
          <table:table-cell office:value-type="float" office:value="4" table:content-validation-name="val2" table:style-name="ce25">
            <text:p>4.00</text:p>
          </table:table-cell>
          <table:table-cell office:value-type="float" office:value="4" table:content-validation-name="val1" table:style-name="ce27">
            <text:p>4.00</text:p>
          </table:table-cell>
          <table:table-cell office:value-type="float" office:value="0" table:content-validation-name="val2" table:style-name="ce25">
            <text:p>0.00</text:p>
          </table:table-cell>
          <table:table-cell office:value-type="float" office:value="0" table:content-validation-name="val1" table:style-name="ce27">
            <text:p>0.00</text:p>
          </table:table-cell>
          <table:table-cell office:value-type="float" office:value="117" table:style-name="ce7">
            <text:p>117</text:p>
          </table:table-cell>
          <table:table-cell office:value-type="float" office:value="112.53999999999999" table:style-name="ce7">
            <text:p>113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3" table:style-name="ce33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9"/>
          <table:table-cell office:value-type="float" office:value="117" table:style-name="ce7">
            <text:p>117</text:p>
          </table:table-cell>
          <table:table-cell office:value-type="float" office:value="112.53999999999999" table:style-name="ce7">
            <text:p>113</text:p>
          </table:table-cell>
          <table:table-cell office:value-type="currency" office:value="352748.01999999973" table:content-validation-name="val5" table:style-name="ce20">
            <text:p>£352,748.02</text:p>
          </table:table-cell>
          <table:table-cell office:value-type="currency" office:value="5047.5199999999986" table:content-validation-name="val5" table:style-name="ce20">
            <text:p>£5,047.52</text:p>
          </table:table-cell>
          <table:table-cell office:value-type="currency" office:value="0" table:content-validation-name="val5" table:style-name="ce20">
            <text:p>£0.00</text:p>
          </table:table-cell>
          <table:table-cell office:value-type="currency" office:value="0" table:content-validation-name="val5" table:style-name="ce20">
            <text:p>£0.00</text:p>
          </table:table-cell>
          <table:table-cell office:value-type="currency" office:value="94769.080000000045" table:content-validation-name="val5" table:style-name="ce20">
            <text:p>£94,769.08</text:p>
          </table:table-cell>
          <table:table-cell office:value-type="currency" office:value="47916.46999999995" table:content-validation-name="val5" table:style-name="ce20">
            <text:p>£47,916.47</text:p>
          </table:table-cell>
          <table:table-cell office:value-type="currency" office:value="500481.08999999973" table:style-name="ce11">
            <text:p>£500,481.09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500481.08999999973" table:style-name="ce13">
            <text:p>£500,481.09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table:number-columns-repeated="36" table:style-name="ce15"/>
          <table:table-cell table:style-name="ce23"/>
          <table:table-cell table:number-columns-repeated="2" table:style-name="ce15"/>
          <table:table-cell table:number-columns-repeated="2" table:style-name="ce23"/>
          <table:table-cell table:number-columns-repeated="16343" table:style-name="ce15"/>
        </table:table-row>
        <table:table-row table:number-rows-repeated="5" table:style-name="ro3">
          <table:table-cell table:number-columns-repeated="36" table:style-name="ce15"/>
          <table:table-cell table:style-name="ce23"/>
          <table:table-cell table:number-columns-repeated="2" table:style-name="ce15"/>
          <table:table-cell table:number-columns-repeated="2" table:style-name="ce23"/>
          <table:table-cell table:number-columns-repeated="10" table:style-name="ce15"/>
          <table:table-cell table:number-columns-repeated="16333" table:style-name="ce1"/>
        </table:table-row>
        <table:table-row table:number-rows-repeated="104856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/>
    <dc:creator/>
    <meta:creation-date>2025-12-22T13:13:14Z</meta:creation-date>
    <dc:date>2025-12-22T13:15:48Z</dc:date>
  </office:meta>
</office:document-meta>
</file>